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" svg:font-family="'Albany AMT'"/>
    <style:font-face style:name="Arial" svg:font-family="Arial"/>
    <style:font-face style:name="OpenSymbol" svg:font-family="OpenSymbol"/>
    <style:font-face style:name="Andale Mono" svg:font-family="'Andale Mono'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7188in" style:rel-column-width="6799*"/>
    </style:style>
    <style:style style:name="Table3.B" style:family="table-column">
      <style:table-column-properties style:column-width="0.625in" style:rel-column-width="5912*"/>
    </style:style>
    <style:style style:name="Table3.C" style:family="table-column">
      <style:table-column-properties style:column-width="1.8229in" style:rel-column-width="17246*"/>
    </style:style>
    <style:style style:name="Table3.D" style:family="table-column">
      <style:table-column-properties style:column-width="1.9375in" style:rel-column-width="18330*"/>
    </style:style>
    <style:style style:name="Table3.E" style:family="table-column">
      <style:table-column-properties style:column-width="1.8229in" style:rel-column-width="1724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background-color="#ff0000" fo:padding="0.0382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A6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3.E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7708in" style:rel-column-width="7292*"/>
    </style:style>
    <style:style style:name="Table1.B" style:family="table-column">
      <style:table-column-properties style:column-width="0.6458in" style:rel-column-width="6110*"/>
    </style:style>
    <style:style style:name="Table1.D" style:family="table-column">
      <style:table-column-properties style:column-width="0.9688in" style:rel-column-width="9165*"/>
    </style:style>
    <style:style style:name="Table1.E" style:family="table-column">
      <style:table-column-properties style:column-width="3.8958in" style:rel-column-width="3685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604in" style:rel-column-width="7194*"/>
    </style:style>
    <style:style style:name="Table2.B" style:family="table-column">
      <style:table-column-properties style:column-width="0.6563in" style:rel-column-width="6208*"/>
    </style:style>
    <style:style style:name="Table2.C" style:family="table-column">
      <style:table-column-properties style:column-width="0.6354in" style:rel-column-width="6011*"/>
    </style:style>
    <style:style style:name="Table2.D" style:family="table-column">
      <style:table-column-properties style:column-width="0.9688in" style:rel-column-width="9165*"/>
    </style:style>
    <style:style style:name="Table2.E" style:family="table-column">
      <style:table-column-properties style:column-width="3.9063in" style:rel-column-width="3695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0.6458in" style:rel-column-width="6110*"/>
    </style:style>
    <style:style style:name="Table4.B" style:family="table-column">
      <style:table-column-properties style:column-width="0.5521in" style:rel-column-width="5223*"/>
    </style:style>
    <style:style style:name="Table4.C" style:family="table-column">
      <style:table-column-properties style:column-width="0.5104in" style:rel-column-width="4828*"/>
    </style:style>
    <style:style style:name="Table4.D" style:family="table-column">
      <style:table-column-properties style:column-width="1.0729in" style:rel-column-width="10150*"/>
    </style:style>
    <style:style style:name="Table4.E" style:family="table-column">
      <style:table-column-properties style:column-width="4.1458in" style:rel-column-width="39224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1.0472in" style:rel-column-width="9906*"/>
    </style:style>
    <style:style style:name="Table10.B" style:family="table-column">
      <style:table-column-properties style:column-width="0.9757in" style:rel-column-width="9229*"/>
    </style:style>
    <style:style style:name="Table10.C" style:family="table-column">
      <style:table-column-properties style:column-width="0.9757in" style:rel-column-width="9228*"/>
    </style:style>
    <style:style style:name="Table10.D" style:family="table-column">
      <style:table-column-properties style:column-width="3.9292in" style:rel-column-width="37172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2188in" style:rel-column-width="11530*"/>
    </style:style>
    <style:style style:name="Table5.B" style:family="table-column">
      <style:table-column-properties style:column-width="1.1354in" style:rel-column-width="10741*"/>
    </style:style>
    <style:style style:name="Table5.C" style:family="table-column">
      <style:table-column-properties style:column-width="4.5729in" style:rel-column-width="43264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6146in" style:rel-column-width="5814*"/>
    </style:style>
    <style:style style:name="Table6.B" style:family="table-column">
      <style:table-column-properties style:column-width="0.5833in" style:rel-column-width="5518*"/>
    </style:style>
    <style:style style:name="Table6.C" style:family="table-column">
      <style:table-column-properties style:column-width="0.5208in" style:rel-column-width="4927*"/>
    </style:style>
    <style:style style:name="Table6.D" style:family="table-column">
      <style:table-column-properties style:column-width="1.0313in" style:rel-column-width="9756*"/>
    </style:style>
    <style:style style:name="Table6.E" style:family="table-column">
      <style:table-column-properties style:column-width="4.1771in" style:rel-column-width="3952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1042in" style:rel-column-width="10446*"/>
    </style:style>
    <style:style style:name="Table7.B" style:family="table-column">
      <style:table-column-properties style:column-width="1.1458in" style:rel-column-width="10840*"/>
    </style:style>
    <style:style style:name="Table7.C" style:family="table-column">
      <style:table-column-properties style:column-width="4.6771in" style:rel-column-width="44249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0.9472in" style:rel-column-width="8961*"/>
    </style:style>
    <style:style style:name="Table9.B" style:family="table-column">
      <style:table-column-properties style:column-width="0.9833in" style:rel-column-width="9303*"/>
    </style:style>
    <style:style style:name="Table9.C" style:family="table-column">
      <style:table-column-properties style:column-width="0.9826in" style:rel-column-width="9296*"/>
    </style:style>
    <style:style style:name="Table9.D" style:family="table-column">
      <style:table-column-properties style:column-width="4.0139in" style:rel-column-width="3797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0.8229in" style:rel-column-width="7785*"/>
    </style:style>
    <style:style style:name="Table8.B" style:family="table-column">
      <style:table-column-properties style:column-width="0.875in" style:rel-column-width="8278*"/>
    </style:style>
    <style:style style:name="Table8.C" style:family="table-column">
      <style:table-column-properties style:column-width="1.125in" style:rel-column-width="10643*"/>
    </style:style>
    <style:style style:name="Table8.D" style:family="table-column">
      <style:table-column-properties style:column-width="4.1042in" style:rel-column-width="38829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8438in" style:rel-column-width="2655*"/>
    </style:style>
    <style:style style:name="Table11.B" style:family="table-column">
      <style:table-column-properties style:column-width="5.0833in" style:rel-column-width="732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Heading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Andale Mono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ndale Mono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ndale Mono" fo:font-size="10pt" style:font-size-asian="10pt" style:font-size-complex="10pt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4925in" fo:margin-right="0in" fo:text-indent="0in" style:auto-text-indent="false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Text_20_body" style:list-style-name="L3"/>
    <style:style style:name="P20" style:family="paragraph" style:parent-style-name="Text_20_body" style:list-style-name="L1">
      <style:paragraph-properties fo:margin-left="0.9846in" fo:margin-right="0in" fo:text-indent="-0.25in" style:auto-text-indent="false"/>
    </style:style>
    <style:style style:name="P21" style:family="paragraph" style:parent-style-name="Text_20_body" style:list-style-name="L2">
      <style:paragraph-properties fo:margin-left="0.9846in" fo:margin-right="0in" fo:text-indent="-0.25in" style:auto-text-indent="false"/>
    </style:style>
    <style:style style:name="P22" style:family="paragraph" style:parent-style-name="Text_20_body" style:list-style-name="L9">
      <style:paragraph-properties fo:margin-left="0.9846in" fo:margin-right="0in" fo:text-indent="-0.25in" style:auto-text-indent="false"/>
    </style:style>
    <style:style style:name="P23" style:family="paragraph" style:parent-style-name="Text_20_body" style:list-style-name="L1">
      <style:paragraph-properties fo:margin-left="0.4925in" fo:margin-right="0in" fo:text-indent="0in" style:auto-text-indent="false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26" style:family="paragraph" style:parent-style-name="Text_20_body" style:list-style-name="L9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margin-left="0in" fo:margin-right="0in" fo:text-indent="0in" style:auto-text-indent="false" fo:break-before="page"/>
      <style:text-properties fo:font-weight="normal" style:font-weight-asian="normal" style:font-weight-complex="normal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Table_20_Contents" style:list-style-name="L4">
      <style:text-properties fo:font-size="10pt" style:font-size-asian="10pt" style:font-size-complex="10pt"/>
    </style:style>
    <style:style style:name="P33" style:family="paragraph" style:parent-style-name="Table_20_Contents" style:list-style-name="L5">
      <style:text-properties fo:font-size="10pt" style:font-size-asian="10pt" style:font-size-complex="10pt"/>
    </style:style>
    <style:style style:name="P34" style:family="paragraph" style:parent-style-name="Table_20_Contents" style:list-style-name="L6">
      <style:text-properties fo:font-size="10pt" style:font-size-asian="10pt" style:font-size-complex="10pt"/>
    </style:style>
    <style:style style:name="P35" style:family="paragraph" style:parent-style-name="Table_20_Contents" style:list-style-name="L7">
      <style:text-properties fo:font-size="10pt" style:font-size-asian="10pt" style:font-size-complex="10pt"/>
    </style:style>
    <style:style style:name="P36" style:family="paragraph" style:parent-style-name="Table_20_Contents" style:list-style-name="L8">
      <style:text-properties fo:font-size="10pt" style:font-size-asian="10pt" style:font-size-complex="10pt"/>
    </style:style>
    <style:style style:name="P37" style:family="paragraph" style:parent-style-name="Table_20_Contents" style:list-style-name="L10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style:font-name="Andale Mono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1"/>
    </style:style>
    <style:style style:name="T4" style:family="text">
      <style:text-properties style:font-name="Andale Mono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Notices<text:tab/>1</text:p>
          <text:p text:style-name="P30">Introduction<text:tab/>1</text:p>
          <text:p text:style-name="P30">Definitions<text:tab/>2</text:p>
          <text:p text:style-name="P30">Storage Usage<text:tab/>3</text:p>
          <text:p text:style-name="P31">Assigned Storage Locations<text:tab/>5</text:p>
          <text:p text:style-name="P31">IPLP Area<text:tab/>6</text:p>
          <text:p text:style-name="P31">Program Interruption Handlers<text:tab/>7</text:p>
          <text:p text:style-name="P31">Hardware Abstraction Layer <text:s/>(HAL) Areas<text:tab/>7</text:p>
          <text:p text:style-name="P39">IPL Environment Information Block (IEIB)<text:tab/>8</text:p>
          <text:p text:style-name="P39">Interruption Related Control Blocks<text:tab/>9</text:p>
          <text:p text:style-name="P40">Interruption Handler Control Block (IHCB)<text:tab/>10</text:p>
        </text:index-body>
      </text:table-of-content>
      <text:p text:style-name="Standard"/>
      <text:p text:style-name="Text_20_body">Copyright (C) 2013 Harold Grovesteen</text:p>
      <text:p text:style-name="Text_20_body">See the file <text:span text:style-name="T1">doc/fdl-1.3.txt</text:span> for copying conditions.</text:p>
      <text:h text:style-name="Heading_20_1" text:outline-level="1">Notices</text:h>
      <text:p text:style-name="Text_20_body">Enterprise Systems Architecture/390, ESA/390, IBM, System/370 and z/Architecture are trademarks of the international Business Machines Corporation.</text:p>
      <text:h text:style-name="Heading_20_1" text:outline-level="1">Introduction</text:h>
      <text:p text:style-name="Text_20_body">This document summarizes information of value to a programmer or user of software using SATK. <text:s/>See the various section titles for content.</text:p>
      <text:p text:style-name="Text_20_body"/>
      <text:p text:style-name="Text_20_body"/>
      <text:p text:style-name="P29"/>
      <text:h text:style-name="Heading_20_1" text:outline-level="1">Definitions</text:h>
      <text:p text:style-name="Text_20_body">This section defines terms used within the SATK.</text:p>
      <text:p text:style-name="P11">function</text:p>
      <text:p text:style-name="P12">This term refers to an ABI-compliant function callable using the ABI class of function macros.</text:p>
      <text:p text:style-name="P11">HAL pointer</text:p>
      <text:p text:style-name="P12">A Hardware Abstraction Layer (HAL) pointer is an 8-byte field that defines a pointer for either 32 or 64 bit architectures. <text:s/>This pointer may be shared between the two architectures and is useful for software intended for multiple architecture support.</text:p>
      <text:p text:style-name="P12">For 32-bit architectures, bits 0-31 of the field are ignored and bits 32-63 contain the pointer value. <text:s/>For 64-bit architectures, bits 0-63 contain the pointer. <text:s/>Normally these fields are defined using the <text:span text:style-name="T1">halptr</text:span> macro or the <text:span text:style-name="T1">shalptr</text:span><text:span text:style-name="T3"> macro</text:span>. <text:s/>When these macros are used, a symbol for both the 32-bit and 64-bit case is created facilitating correct access to the pointer.</text:p>
      <text:p text:style-name="P16">Routine</text:p>
      <text:p text:style-name="P14">'routine' refers to a portion of code accessed by a variant of the BRANCH AND LINK or BRANCH AND SAVE instructions and in particular not conforming to ABI conventions.</text:p>
      <text:p text:style-name="P16">subroutine</text:p>
      <text:p text:style-name="P14">See 'routine'.</text:p>
      <text:p text:style-name="P27"/>
      <text:p text:style-name="P27"/>
      <text:p text:style-name="P27"/>
      <text:p text:style-name="P28"/>
      <text:h text:style-name="Heading_20_1" text:outline-level="1">Source Code Conventions</text:h>
      <text:h text:style-name="Heading_20_2" text:outline-level="2">.text Subsection Usage</text:h>
      <text:p text:style-name="Text_20_body">The GNU assembler allows subsections to be created by a source program. <text:s/>All of the content of a subsection is collected into contiguous content and then each subsection is added to the object modules section content. <text:s/>Subsections allow portions of the object code to be assembled throughout the program while outputting the object contiguously. <text:s/>This mechanism is useful in combining elements of tables or structures, parts of which are compiled separately but combined as a contiguous structure on output. <text:s/>Subsections are numbered starting with 0. <text:s/>By default, object text is compiled into the 0 subsection.</text:p>
      <text:p text:style-name="Text_20_body">SATK uses this mechanism by assigning different uses for different subsections. <text:s/>Use of these subsections (other than 0) should be avoided by the program.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.text Subsection</text:p>
            </table:table-cell>
            <table:table-cell table:style-name="Table1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1.A2" office:value-type="string">
            <text:p text:style-name="P38">0</text:p>
          </table:table-cell>
          <table:table-cell table:style-name="Table11.B2" office:value-type="string">
            <text:p text:style-name="Table_20_Contents">The IPL ELF source.</text:p>
          </table:table-cell>
        </table:table-row>
        <table:table-row>
          <table:table-cell table:style-name="Table11.A2" office:value-type="string">
            <text:p text:style-name="P38">1</text:p>
          </table:table-cell>
          <table:table-cell table:style-name="Table11.B2" office:value-type="string">
            <text:p text:style-name="Table_20_Contents">32-bit self-relocation information independent of the ELF.</text:p>
          </table:table-cell>
        </table:table-row>
        <table:table-row>
          <table:table-cell table:style-name="Table11.A2" office:value-type="string">
            <text:p text:style-name="P38">2</text:p>
          </table:table-cell>
          <table:table-cell table:style-name="Table11.B2" office:value-type="string">
            <text:p text:style-name="Table_20_Contents">64-bit self-relocation information independent of the ELF.</text:p>
          </table:table-cell>
        </table:table-row>
        <table:table-row>
          <table:table-cell table:style-name="Table11.A2" office:value-type="string">
            <text:p text:style-name="P38">3</text:p>
          </table:table-cell>
          <table:table-cell table:style-name="Table11.B2" office:value-type="string">
            <text:p text:style-name="Table_20_Contents">The S/370 Basic Control mode Architecture Support Block</text:p>
          </table:table-cell>
        </table:table-row>
        <table:table-row>
          <table:table-cell table:style-name="Table11.A2" office:value-type="string">
            <text:p text:style-name="P38">4</text:p>
          </table:table-cell>
          <table:table-cell table:style-name="Table11.B2" office:value-type="string">
            <text:p text:style-name="Table_20_Contents">The S/370 Extended Control mode Architecture Support Block</text:p>
          </table:table-cell>
        </table:table-row>
        <table:table-row>
          <table:table-cell table:style-name="Table11.A2" office:value-type="string">
            <text:p text:style-name="P38">5</text:p>
          </table:table-cell>
          <table:table-cell table:style-name="Table11.B2" office:value-type="string">
            <text:p text:style-name="Table_20_Contents">The ESA/390 Architecture Support Block</text:p>
          </table:table-cell>
        </table:table-row>
        <table:table-row>
          <table:table-cell table:style-name="Table11.A2" office:value-type="string">
            <text:p text:style-name="P38">6</text:p>
          </table:table-cell>
          <table:table-cell table:style-name="Table11.B2" office:value-type="string">
            <text:p text:style-name="Table_20_Contents">The z/Architecture Architecture Support Block</text:p>
          </table:table-cell>
        </table:table-row>
        <table:table-row>
          <table:table-cell table:style-name="Table11.A2" office:value-type="string">
            <text:p text:style-name="P38">7</text:p>
          </table:table-cell>
          <table:table-cell table:style-name="Table11.B2" office:value-type="string">
            <text:p text:style-name="Table_20_Contents">32-bit embedded driver list</text:p>
          </table:table-cell>
        </table:table-row>
        <table:table-row>
          <table:table-cell table:style-name="Table11.A2" office:value-type="string">
            <text:p text:style-name="P38">8</text:p>
          </table:table-cell>
          <table:table-cell table:style-name="Table11.B2" office:value-type="string">
            <text:p text:style-name="Table_20_Contents">64-bit embedded driver list</text:p>
          </table:table-cell>
        </table:table-row>
      </table:table>
      <text:p text:style-name="Text_20_body"/>
      <text:p text:style-name="P28"/>
      <text:h text:style-name="Heading_20_1" text:outline-level="1">Storage Usage</text:h>
      <text:p text:style-name="Text_20_body">SATK uses storage in the following way. <text:s/>Details are provided in the following sections. <text:s/>Real storage locations in red participate in the CPU prefix area of all systems. <text:s/>Real locations in yellow also participate in the CPU prefix area of z/Architecture system. <text:s/>Refer to the related section for details concerning the usage of the area.</text:p>
      <text:p text:style-name="Text_20_body">Storage usage changes through the three stages of the program loading processes supported by SATK. <text:s/>The first stage is the usage of storage that occurs during the manually initiated Initial Program Load (IPL) function. <text:s/>If the IPL function has loaded a boot strap loader, storage usage then migrates to that of the boot strap loader. <text:s/>Once the running program is entered, storage usage follows that for the running program. <text:s/>The second stage is skipped if the IPL function immediately enters the loaded program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3">Start</text:p>
            </table:table-cell>
            <table:table-cell table:style-name="Table3.A1" office:value-type="string">
              <text:p text:style-name="P3">End</text:p>
            </table:table-cell>
            <table:table-cell table:style-name="Table3.A1" office:value-type="string">
              <text:p text:style-name="P3">IPL Usage</text:p>
              <text:p text:style-name="P3">(Absolute addresses)</text:p>
            </table:table-cell>
            <table:table-cell table:style-name="Table3.A1" office:value-type="string">
              <text:p text:style-name="P3">Loader Usage</text:p>
              <text:p text:style-name="P3">(Real = Absolute addresses)</text:p>
            </table:table-cell>
            <table:table-cell table:style-name="Table3.E1" office:value-type="string">
              <text:p text:style-name="P3">Program Usage</text:p>
              <text:p text:style-name="P3">(Real addresses)</text:p>
            </table:table-cell>
          </table:table-row>
        </table:table-header-rows>
        <table:table-row>
          <table:table-cell table:style-name="Table3.A2" office:value-type="string">
            <text:p text:style-name="P8">0x000</text:p>
          </table:table-cell>
          <table:table-cell table:style-name="Table3.A2" office:value-type="string">
            <text:p text:style-name="P8">0x017</text:p>
          </table:table-cell>
          <table:table-cell table:style-name="Table3.C2" office:value-type="string">
            <text:p text:style-name="P7">IPL PSW and CCW's</text:p>
          </table:table-cell>
          <table:table-cell table:style-name="Table3.D2" table:number-rows-spanned="2" office:value-type="string">
            <text:p text:style-name="P8">Assigned Storage (Note 1)</text:p>
          </table:table-cell>
          <table:table-cell table:style-name="Table3.E2" table:number-rows-spanned="2" office:value-type="string">
            <text:p text:style-name="P8">Assigned Storage</text:p>
          </table:table-cell>
        </table:table-row>
        <table:table-row>
          <table:table-cell table:style-name="Table3.A2" office:value-type="string">
            <text:p text:style-name="P8">0x018</text:p>
          </table:table-cell>
          <table:table-cell table:style-name="Table3.A2" office:value-type="string">
            <text:p text:style-name="P8">0x11F</text:p>
          </table:table-cell>
          <table:table-cell table:style-name="Table3.D2" table:number-rows-spanned="2" office:value-type="string">
            <text:p text:style-name="P8">LOWC loaded, if used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8">0x200</text:p>
          </table:table-cell>
          <table:table-cell table:style-name="Table3.A2" office:value-type="string">
            <text:p text:style-name="P8">0x3FF</text:p>
          </table:table-cell>
          <table:covered-table-cell/>
          <table:table-cell table:style-name="Table3.C2" office:value-type="string">
            <text:p text:style-name="P8">IPLP area (Note 2)</text:p>
          </table:table-cell>
          <table:table-cell table:style-name="Table3.E2" table:number-rows-spanned="2" office:value-type="string">
            <text:p text:style-name="P8">Program Prefix Area Usage</text:p>
            <text:p text:style-name="P8">(Note 3)</text:p>
          </table:table-cell>
        </table:table-row>
        <table:table-row>
          <table:table-cell table:style-name="Table3.A2" office:value-type="string">
            <text:p text:style-name="P8">0x400</text:p>
          </table:table-cell>
          <table:table-cell table:style-name="Table3.A2" office:value-type="string">
            <text:p text:style-name="P8">0xFFF</text:p>
          </table:table-cell>
          <table:table-cell table:style-name="Table3.D2" table:number-rows-spanned="2" office:value-type="string">
            <text:p text:style-name="P8">Loader loaded, if used</text:p>
          </table:table-cell>
          <table:table-cell table:style-name="Table3.D2" table:number-rows-spanned="2" office:value-type="string">
            <text:p text:style-name="P8">Loader residence</text:p>
          </table:table-cell>
          <table:covered-table-cell/>
        </table:table-row>
        <table:table-row>
          <table:table-cell table:style-name="Table3.A6" office:value-type="string">
            <text:p text:style-name="P8">0x1000</text:p>
          </table:table-cell>
          <table:table-cell table:style-name="Table3.A6" office:value-type="string">
            <text:p text:style-name="P8">0x11FF</text:p>
          </table:table-cell>
          <table:covered-table-cell/>
          <table:covered-table-cell/>
          <table:table-cell table:style-name="Table3.E6" office:value-type="string">
            <text:p text:style-name="P8">available</text:p>
          </table:table-cell>
        </table:table-row>
        <table:table-row>
          <table:table-cell table:style-name="Table3.A6" office:value-type="string">
            <text:p text:style-name="P8">0x1200</text:p>
          </table:table-cell>
          <table:table-cell table:style-name="Table3.A6" office:value-type="string">
            <text:p text:style-name="P8">0x13FF</text:p>
          </table:table-cell>
          <table:table-cell table:style-name="Table3.C2" office:value-type="string">
            <text:p text:style-name="P8">not used</text:p>
          </table:table-cell>
          <table:table-cell table:style-name="Table3.D2" table:number-rows-spanned="2" office:value-type="string">
            <text:p text:style-name="P8">available (Note 5)</text:p>
          </table:table-cell>
          <table:table-cell table:style-name="Table3.E6" office:value-type="string">
            <text:p text:style-name="P8">Assigned Storage (Note 4)</text:p>
          </table:table-cell>
        </table:table-row>
        <table:table-row>
          <table:table-cell table:style-name="Table3.A6" office:value-type="string">
            <text:p text:style-name="P8">0x1400</text:p>
          </table:table-cell>
          <table:table-cell table:style-name="Table3.A6" office:value-type="string">
            <text:p text:style-name="P8">0x1FFF</text:p>
          </table:table-cell>
          <table:table-cell table:style-name="Table3.C2" office:value-type="string">
            <text:p text:style-name="P8">not used</text:p>
          </table:table-cell>
          <table:covered-table-cell/>
          <table:table-cell table:style-name="Table3.E6" office:value-type="string">
            <text:p text:style-name="P8">available</text:p>
          </table:table-cell>
        </table:table-row>
        <table:table-row>
          <table:table-cell table:style-name="Table3.C2" office:value-type="string">
            <text:p text:style-name="P8">0x2000</text:p>
          </table:table-cell>
          <table:table-cell table:style-name="Table3.C2" office:value-type="string">
            <text:p text:style-name="P8">ELF end</text:p>
          </table:table-cell>
          <table:table-cell table:style-name="Table3.C2" office:value-type="string">
            <text:p text:style-name="P8">Program loaded (Note 6)</text:p>
          </table:table-cell>
          <table:table-cell table:style-name="Table3.C2" office:value-type="string">
            <text:p text:style-name="P8">Program loaded (Note 7)</text:p>
          </table:table-cell>
          <table:table-cell table:style-name="Table3.E6" office:value-type="string">
            <text:p text:style-name="P8">Program residence (Note 7)</text:p>
          </table:table-cell>
        </table:table-row>
        <table:table-row>
          <table:table-cell table:style-name="Table3.C2" office:value-type="string">
            <text:p text:style-name="P8">ELF end</text:p>
          </table:table-cell>
          <table:table-cell table:style-name="Table3.C2" office:value-type="string">
            <text:p text:style-name="P8">variable</text:p>
          </table:table-cell>
          <table:table-cell table:style-name="Table3.C2" office:value-type="string">
            <text:p text:style-name="P8">More IPL data (Note 8)</text:p>
          </table:table-cell>
          <table:table-cell table:style-name="Table3.D2" table:number-rows-spanned="2" office:value-type="string">
            <text:p text:style-name="P8">available (Note 4)</text:p>
          </table:table-cell>
          <table:table-cell table:style-name="Table3.E2" table:number-rows-spanned="2" office:value-type="string">
            <text:p text:style-name="P8">Available (Note 9)</text:p>
          </table:table-cell>
        </table:table-row>
        <table:table-row>
          <table:table-cell table:style-name="Table3.C2" office:value-type="string">
            <text:p text:style-name="P8">CCW end</text:p>
          </table:table-cell>
          <table:table-cell table:style-name="Table3.C2" office:value-type="string">
            <text:p text:style-name="P8">EOS</text:p>
          </table:table-cell>
          <table:table-cell table:style-name="Table3.C2" office:value-type="string">
            <text:p text:style-name="P8">not used</text:p>
          </table:table-cell>
          <table:covered-table-cell/>
          <table:covered-table-cell/>
        </table:table-row>
      </table:table>
      <text:p text:style-name="Text_20_body"/>
      <text:p text:style-name="Text_20_body"><text:span text:style-name="T2">Note 1</text:span>:</text:p>
      <text:p text:style-name="P12">The boot strap loaders utilize as necessary assigned storage locations for the purpose of performing input/output operations while loading the program into storage from the IPL device.</text:p>
      <text:p text:style-name="P15">Note 2:</text:p>
      <text:p text:style-name="P12">The IPL Preparation (IPLP) area is reserved by the IPL ELF ABI Supplement for use by the IPL medium preparation program (iplmed.py) to initialize as specified in the Supplement.</text:p>
      <text:p text:style-name="P10">Note 3: </text:p>
      <text:p text:style-name="P12">This area is used by the program for various functions. <text:s/>Currently it is recommended that the program use this area for the following SATK provided functionality:</text:p>
      <text:list xml:id="list699105741" text:style-name="L1">
        <text:list-item>
          <text:p text:style-name="P20"><text:soft-page-break/>IPLP area preserved by the Hardware Abstraction Layer,</text:p>
        </text:list-item>
        <text:list-item>
          <text:p text:style-name="P20">Hardware Abstraction Layer IEIB structure defined in <text:span text:style-name="T1">src/hal/IEIB.S</text:span> and described in the “Hardware Abstraction Layer” section, and</text:p>
        </text:list-item>
        <text:list-item>
          <text:p text:style-name="P20">Program Interrupt handlers provided by the <text:span text:style-name="T1">src/ihandlers.S</text:span> module and described in the section “Program Interrupt Handlers” below.</text:p>
          <text:p text:style-name="P23">It is not recommended that the Hardware Abstraction Layer interruption mechanisms be used until integrated into the <text:span text:style-name="T1">ihandlers.S</text:span> approach, thereby alleviating constraints caused by a single save area in the current HAL implementation.</text:p>
        </text:list-item>
      </text:list>
      <text:p text:style-name="P10">Note 4:</text:p>
      <text:p text:style-name="P12">These real locations only participate as assigned storage locations in z/Architecture. <text:s/>Otherwise they are available for program use.</text:p>
      <text:p text:style-name="Text_20_body"><text:span text:style-name="T2">Note 5</text:span>:</text:p>
      <text:p text:style-name="P12">These real locations are available for a loaders use. <text:s/>However, the sample boot strap loaders provided with SATK do not use this area.</text:p>
      <text:p text:style-name="P10">Note 6:</text:p>
      <text:p text:style-name="P12">Because the IPL function is constrained to using only Format-0 CCW's a program loaded by the IPL function (meaning without use of a boot strap loader), a program can only reside within the first 16M of storage, or 0x2000-0x00FFFFFF. <text:s/>Use of a boot strap loader can eliminate this restriction.</text:p>
      <text:p text:style-name="P10">Note 7:</text:p>
      <text:p text:style-name="P12">The load address of the program ELF executable is established at the time the program is linked. <text:s/>It can be loaded at other locations provided the executable includes facilities for relocation.</text:p>
      <text:p text:style-name="P12">Because of the participation in prefix addressing, it is not recommended a running program resides in real locations below 0x2000. <text:s/>For this reason IPL ELF defaults to a real storage starting address of 0x2000.</text:p>
      <text:p text:style-name="P12">The sample boot strap loaders use, without IDAW's, Format-0 and Format-1 CCW's in System/370 and ESA/390 architectures, respectively. <text:s/>This limits the sample loaders to loading a program within real locations:</text:p>
      <text:list xml:id="list338608718" text:style-name="L2">
        <text:list-item>
          <text:p text:style-name="P21">0x2000-0x00FFFFFF in the System/370 architecture, and</text:p>
        </text:list-item>
        <text:list-item>
          <text:p text:style-name="P21">0x2000-0x7FFFFFFF in the ESA/390 architecture.</text:p>
        </text:list-item>
      </text:list>
      <text:p text:style-name="P12">A boot strap loader designed to use IDAW or MIDAW's could load a program to any location in storage.</text:p>
      <text:p text:style-name="P15">Note 8:</text:p>
      <text:p text:style-name="P12">Most devices require more that two CCW's to actually load the LOWC segment and a ELF executable. <text:s/>The additional CCW's and any other required data are placed at a location ensuring the loaded program executable does not overlay this data during the <text:soft-page-break/>IPL function.</text:p>
      <text:p text:style-name="P15">Note 9:</text:p>
      <text:p text:style-name="P12">SATK assumes usage of the ELF ABI interface. <text:s/>This interface requires a program stack. <text:s/>Somewhere within available storage, the program needs to establish a stack before it can issue ABI function calls.</text:p>
      <text:h text:style-name="Heading_20_2" text:outline-level="2">Assigned Storage Locations</text:h>
      <text:p text:style-name="Text_20_body">Mainframe systems utilize areas of absolute or real storage for various control functions. <text:s/>These are designated as “Assigned Storage Locations”. <text:s/>Different CPU architectures use different areas with different content. <text:s/>The uses fall into these broad categories:</text:p>
      <text:list xml:id="list1580214073" text:style-name="L3">
        <text:list-item>
          <text:p text:style-name="P19">Initial Program Load function data,</text:p>
        </text:list-item>
        <text:list-item>
          <text:p text:style-name="P19">Interrupt management, and</text:p>
        </text:list-item>
        <text:list-item>
          <text:p text:style-name="P19">Hardware status save areas.</text:p>
        </text:list-item>
      </text:list>
      <text:p text:style-name="Text_20_body">Each <text:span text:style-name="T2">Principles of Operation</text:span> manual for the architecture describes these uses. <text:s/>Refer to these manuals for details.</text:p>
      <text:p text:style-name="Text_20_body">Assigned storage locations are defined in the following SATK source files (directory <text:span text:style-name="T1">src/</text:span>) and initialized as described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Start</text:p>
            </table:table-cell>
            <table:table-cell table:style-name="Table1.A1" office:value-type="string">
              <text:p text:style-name="P3">End</text:p>
            </table:table-cell>
            <table:table-cell table:style-name="Table1.A1" office:value-type="string">
              <text:p text:style-name="P3">src</text:p>
            </table:table-cell>
            <table:table-cell table:style-name="Table1.A1" office:value-type="string">
              <text:p text:style-name="P3">Initialized</text:p>
            </table:table-cell>
            <table:table-cell table:style-name="Table1.E1" office:value-type="string">
              <text:p text:style-name="P3">Description</text:p>
            </table:table-cell>
          </table:table-row>
        </table:table-header-rows>
        <table:table-row>
          <table:table-cell table:style-name="Table1.A2" office:value-type="string">
            <text:p text:style-name="P8">0x000</text:p>
          </table:table-cell>
          <table:table-cell table:style-name="Table1.A2" office:value-type="string">
            <text:p text:style-name="P8">0x007</text:p>
          </table:table-cell>
          <table:table-cell table:style-name="Table1.A2" office:value-type="string">
            <text:p text:style-name="P4">psw.S</text:p>
          </table:table-cell>
          <table:table-cell table:style-name="Table1.A2" office:value-type="string">
            <text:p text:style-name="P4">iplmed.py</text:p>
          </table:table-cell>
          <table:table-cell table:style-name="Table1.E2" office:value-type="string">
            <text:p text:style-name="P7">IPL PSW <text:s/>(Note 1)</text:p>
          </table:table-cell>
        </table:table-row>
        <table:table-row>
          <table:table-cell table:style-name="Table1.A2" office:value-type="string">
            <text:p text:style-name="P8">0x008</text:p>
          </table:table-cell>
          <table:table-cell table:style-name="Table1.A2" office:value-type="string">
            <text:p text:style-name="P8">0x017</text:p>
          </table:table-cell>
          <table:table-cell table:style-name="Table1.A2" office:value-type="string">
            <text:p text:style-name="P4">psw.S</text:p>
          </table:table-cell>
          <table:table-cell table:style-name="Table1.A2" office:value-type="string">
            <text:p text:style-name="P4">iplmed.py</text:p>
          </table:table-cell>
          <table:table-cell table:style-name="Table1.E2" office:value-type="string">
            <text:p text:style-name="P7">IPL CCW's</text:p>
          </table:table-cell>
        </table:table-row>
        <table:table-row>
          <table:table-cell table:style-name="Table1.A2" office:value-type="string">
            <text:p text:style-name="P8">0x018</text:p>
          </table:table-cell>
          <table:table-cell table:style-name="Table1.A2" office:value-type="string">
            <text:p text:style-name="P8">0x03F</text:p>
          </table:table-cell>
          <table:table-cell table:style-name="Table1.A2" office:value-type="string">
            <text:p text:style-name="P4">psw.S</text:p>
          </table:table-cell>
          <table:table-cell table:style-name="Table1.A2" office:value-type="string">
            <text:p text:style-name="P4">iplmed.py</text:p>
          </table:table-cell>
          <table:table-cell table:style-name="Table1.E2" office:value-type="string">
            <text:p text:style-name="P7">S/370 and ESA/390 old PSW's set to 0x00</text:p>
          </table:table-cell>
        </table:table-row>
        <table:table-row>
          <table:table-cell table:style-name="Table1.A2" office:value-type="string">
            <text:p text:style-name="P8">0x040</text:p>
          </table:table-cell>
          <table:table-cell table:style-name="Table1.A2" office:value-type="string">
            <text:p text:style-name="P8">0x057</text:p>
          </table:table-cell>
          <table:table-cell table:style-name="Table1.A2" office:value-type="string">
            <text:p text:style-name="P5">--</text:p>
          </table:table-cell>
          <table:table-cell table:style-name="Table1.A2" office:value-type="string">
            <text:p text:style-name="P4">iplmed.py</text:p>
          </table:table-cell>
          <table:table-cell table:style-name="Table1.E2" office:value-type="string">
            <text:p text:style-name="P7">Set to 0x00</text:p>
          </table:table-cell>
        </table:table-row>
        <table:table-row>
          <table:table-cell table:style-name="Table1.A2" office:value-type="string">
            <text:p text:style-name="P8">0x058</text:p>
          </table:table-cell>
          <table:table-cell table:style-name="Table1.A2" office:value-type="string">
            <text:p text:style-name="P8">0x07F</text:p>
          </table:table-cell>
          <table:table-cell table:style-name="Table1.A2" office:value-type="string">
            <text:p text:style-name="P4">psw.S</text:p>
          </table:table-cell>
          <table:table-cell table:style-name="Table1.A2" office:value-type="string">
            <text:p text:style-name="P4">iplmed.py</text:p>
          </table:table-cell>
          <table:table-cell table:style-name="Table1.E2" office:value-type="string">
            <text:p text:style-name="P7">S/370 and ESA/390 new PSW's cause a disabled wait state</text:p>
          </table:table-cell>
        </table:table-row>
        <table:table-row>
          <table:table-cell table:style-name="Table1.A2" office:value-type="string">
            <text:p text:style-name="P8">0x080</text:p>
          </table:table-cell>
          <table:table-cell table:style-name="Table1.A2" office:value-type="string">
            <text:p text:style-name="P8">0x0EF</text:p>
          </table:table-cell>
          <table:table-cell table:style-name="Table1.A2" office:value-type="string">
            <text:p text:style-name="P4">psw.S</text:p>
          </table:table-cell>
          <table:table-cell table:style-name="Table1.A2" office:value-type="string">
            <text:p text:style-name="P4">iplmed.py</text:p>
          </table:table-cell>
          <table:table-cell table:style-name="Table1.E2" office:value-type="string">
            <text:p text:style-name="P7">Interrupt information set to 0x00 (Note 2)</text:p>
          </table:table-cell>
        </table:table-row>
        <table:table-row>
          <table:table-cell table:style-name="Table1.A2" office:value-type="string">
            <text:p text:style-name="P8">0x0F0</text:p>
          </table:table-cell>
          <table:table-cell table:style-name="Table1.A2" office:value-type="string">
            <text:p text:style-name="P8">0x11F</text:p>
          </table:table-cell>
          <table:table-cell table:style-name="Table1.A2" office:value-type="string">
            <text:p text:style-name="P5">--</text:p>
          </table:table-cell>
          <table:table-cell table:style-name="Table1.A2" office:value-type="string">
            <text:p text:style-name="P4">iplmed.py</text:p>
          </table:table-cell>
          <table:table-cell table:style-name="Table1.E2" office:value-type="string">
            <text:p text:style-name="P7">Set to 0x00</text:p>
          </table:table-cell>
        </table:table-row>
        <table:table-row>
          <table:table-cell table:style-name="Table1.A2" office:value-type="string">
            <text:p text:style-name="P8">0x120</text:p>
          </table:table-cell>
          <table:table-cell table:style-name="Table1.A2" office:value-type="string">
            <text:p text:style-name="P8">0x17F</text:p>
          </table:table-cell>
          <table:table-cell table:style-name="Table1.A2" office:value-type="string">
            <text:p text:style-name="P4">psw.S</text:p>
          </table:table-cell>
          <table:table-cell table:style-name="Table1.A2" office:value-type="string">
            <text:p text:style-name="P6">iplmed.py</text:p>
          </table:table-cell>
          <table:table-cell table:style-name="Table1.E2" office:value-type="string">
            <text:p text:style-name="P7">z/Architecture old PSW's set to 0x00</text:p>
          </table:table-cell>
        </table:table-row>
        <table:table-row>
          <table:table-cell table:style-name="Table1.A2" office:value-type="string">
            <text:p text:style-name="P8">0x180</text:p>
          </table:table-cell>
          <table:table-cell table:style-name="Table1.A2" office:value-type="string">
            <text:p text:style-name="P8">0x19F</text:p>
          </table:table-cell>
          <table:table-cell table:style-name="Table1.A2" office:value-type="string">
            <text:p text:style-name="P5">--</text:p>
          </table:table-cell>
          <table:table-cell table:style-name="Table1.A2" office:value-type="string">
            <text:p text:style-name="P6">iplmed.py</text:p>
          </table:table-cell>
          <table:table-cell table:style-name="Table1.E2" office:value-type="string">
            <text:p text:style-name="P7">Set to 0x00</text:p>
          </table:table-cell>
        </table:table-row>
        <table:table-row>
          <table:table-cell table:style-name="Table1.A2" office:value-type="string">
            <text:p text:style-name="P8">0x1A0</text:p>
          </table:table-cell>
          <table:table-cell table:style-name="Table1.A2" office:value-type="string">
            <text:p text:style-name="P8">0x1FF</text:p>
          </table:table-cell>
          <table:table-cell table:style-name="Table1.A2" office:value-type="string">
            <text:p text:style-name="P4">psw.S</text:p>
          </table:table-cell>
          <table:table-cell table:style-name="Table1.A2" office:value-type="string">
            <text:p text:style-name="P4">iplmed.py</text:p>
          </table:table-cell>
          <table:table-cell table:style-name="Table1.E2" office:value-type="string">
            <text:p text:style-name="P7">z/Architecture new PSW's cause a disabled wait state</text:p>
          </table:table-cell>
        </table:table-row>
      </table:table>
      <text:p text:style-name="Text_20_body"/>
      <text:p text:style-name="Text_20_body">An additional set of assigned storage locations are present with z/Architecture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3">Start</text:p>
            </table:table-cell>
            <table:table-cell table:style-name="Table2.A1" office:value-type="string">
              <text:p text:style-name="P3">End</text:p>
            </table:table-cell>
            <table:table-cell table:style-name="Table2.A1" office:value-type="string">
              <text:p text:style-name="P3">src</text:p>
            </table:table-cell>
            <table:table-cell table:style-name="Table2.A1" office:value-type="string">
              <text:p text:style-name="P3">Initialized</text:p>
            </table:table-cell>
            <table:table-cell table:style-name="Table2.E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8">0x1200</text:p>
          </table:table-cell>
          <table:table-cell table:style-name="Table2.A2" office:value-type="string">
            <text:p text:style-name="P8">0x13FF</text:p>
          </table:table-cell>
          <table:table-cell table:style-name="Table2.A2" office:value-type="string">
            <text:p text:style-name="P6">psw.S</text:p>
          </table:table-cell>
          <table:table-cell table:style-name="Table2.A2" office:value-type="string">
            <text:p text:style-name="P8">no</text:p>
          </table:table-cell>
          <table:table-cell table:style-name="Table2.E2" office:value-type="string">
            <text:p text:style-name="P7">z/Architecture save areas</text:p>
          </table:table-cell>
        </table:table-row>
      </table:table>
      <text:p text:style-name="Text_20_body"/>
      <text:p text:style-name="P10">Note 1: </text:p>
      <text:p text:style-name="P12">The IPL PSW at absolute locations 0x0-0x7 is the same real storage location (without <text:soft-page-break/>prefixing) as the S/370 and ESA/390 restart new PSW. <text:s/>Unless the program is prepared to handle restart interrupts at its entry point, the program should initialize these locations to contain a valid 64-bit PSW. <text:s/>The PSW may actually cause the restart interrupt handler to be entered or, if not, it is recommended a disabled wait PSW be used in these locations.</text:p>
      <text:p text:style-name="P15">Note 2:</text:p>
      <text:p text:style-name="P12">I/O interrupt information will be placed in this area following the I/O performed by the IPL function.</text:p>
      <text:h text:style-name="Heading_20_2" text:outline-level="2">IPLP Area</text:h>
      <text:p text:style-name="Text_20_body">The IPLP area is defined by the <text:span text:style-name="T2">IPL ELF ABI Supplement</text:span>. <text:s/>This area resides in real locations 0x200-0x3FF. <text:s/>The IPLP provides an area for communication between the medium preparation processor, the loader and the loaded program. <text:s/>It is part of the IPL LOWC segment and, if used, is loaded by the IPL function. <text:s/>This area's content is initialized by the IPL Medium Preparation Processor (<text:span text:style-name="T1">iplmed.py</text:span>) as specified by the supplement. <text:s/>The <text:span text:style-name="T2">IPL ELF ABI Supplement</text:span> supersedes this document in the case of discrepancies. <text:s/>The source providing labels to this area can be found in the file <text:span text:style-name="T1">ipl/include/IPLELF.S</text:span>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3">Start</text:p>
            </table:table-cell>
            <table:table-cell table:style-name="Table4.A1" office:value-type="string">
              <text:p text:style-name="P3">End</text:p>
            </table:table-cell>
            <table:table-cell table:style-name="Table4.A1" office:value-type="string">
              <text:p text:style-name="P3">Size</text:p>
            </table:table-cell>
            <table:table-cell table:style-name="Table4.A1" office:value-type="string">
              <text:p text:style-name="P3">initialized</text:p>
            </table:table-cell>
            <table:table-cell table:style-name="Table4.E1" office:value-type="string">
              <text:p text:style-name="P3">Description</text:p>
            </table:table-cell>
          </table:table-row>
        </table:table-header-rows>
        <table:table-row>
          <table:table-cell table:style-name="Table4.A2" office:value-type="string">
            <text:p text:style-name="P8">0x200</text:p>
          </table:table-cell>
          <table:table-cell table:style-name="Table4.A2" office:value-type="string">
            <text:p text:style-name="P8">0x23F</text:p>
          </table:table-cell>
          <table:table-cell table:style-name="Table4.A2" office:value-type="string">
            <text:p text:style-name="P8">64</text:p>
          </table:table-cell>
          <table:table-cell table:style-name="Table4.A2" office:value-type="string">
            <text:p text:style-name="P9">Loader (Note 1)</text:p>
          </table:table-cell>
          <table:table-cell table:style-name="Table4.E2" office:value-type="string">
            <text:p text:style-name="P7">Hercules IPL parameters,. GR 0-15. <text:s/>Set to 0x00 by <text:span text:style-name="T1">iplmed.py</text:span></text:p>
          </table:table-cell>
        </table:table-row>
        <table:table-row>
          <table:table-cell table:style-name="Table4.A2" office:value-type="string">
            <text:p text:style-name="P8">0x240</text:p>
          </table:table-cell>
          <table:table-cell table:style-name="Table4.A2" office:value-type="string">
            <text:p text:style-name="P8">0x243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8">Loader (Note 1)</text:p>
          </table:table-cell>
          <table:table-cell table:style-name="Table4.E2" office:value-type="string">
            <text:p text:style-name="P7">Boot strap services parameter block address (Note 2)</text:p>
          </table:table-cell>
        </table:table-row>
        <table:table-row>
          <table:table-cell table:style-name="Table4.A2" office:value-type="string">
            <text:p text:style-name="P8">0x244</text:p>
          </table:table-cell>
          <table:table-cell table:style-name="Table4.A2" office:value-type="string">
            <text:p text:style-name="P8">0x247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5">iplmed.py</text:p>
          </table:table-cell>
          <table:table-cell table:style-name="Table4.E2" office:value-type="string">
            <text:p text:style-name="P7">Starting FBA sector of the FBA repository. <text:s/>(Note 3)</text:p>
          </table:table-cell>
        </table:table-row>
        <table:table-row>
          <table:table-cell table:style-name="Table4.A2" office:value-type="string">
            <text:p text:style-name="P8">0x248</text:p>
          </table:table-cell>
          <table:table-cell table:style-name="Table4.A2" office:value-type="string">
            <text:p text:style-name="P8">0x24B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5">iplmed.py</text:p>
          </table:table-cell>
          <table:table-cell table:style-name="Table4.E2" office:value-type="string">
            <text:p text:style-name="P7">Size of the FBA repository in bytes. (Note 3)</text:p>
          </table:table-cell>
        </table:table-row>
        <table:table-row>
          <table:table-cell table:style-name="Table4.A2" office:value-type="string">
            <text:p text:style-name="P8">0x24C</text:p>
          </table:table-cell>
          <table:table-cell table:style-name="Table4.A2" office:value-type="string">
            <text:p text:style-name="P8">0x24F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5">iplmed.py</text:p>
          </table:table-cell>
          <table:table-cell table:style-name="Table4.E2" office:value-type="string">
            <text:p text:style-name="P7">Starting address of the loaded program.</text:p>
          </table:table-cell>
        </table:table-row>
        <table:table-row>
          <table:table-cell table:style-name="Table4.A2" office:value-type="string">
            <text:p text:style-name="P8">0x250</text:p>
          </table:table-cell>
          <table:table-cell table:style-name="Table4.A2" office:value-type="string">
            <text:p text:style-name="P8">0x253</text:p>
          </table:table-cell>
          <table:table-cell table:style-name="Table4.A2" office:value-type="string">
            <text:p text:style-name="P8">4</text:p>
          </table:table-cell>
          <table:table-cell table:style-name="Table4.A2" office:value-type="string">
            <text:p text:style-name="P5">iplmed.py</text:p>
          </table:table-cell>
          <table:table-cell table:style-name="Table4.E2" office:value-type="string">
            <text:p text:style-name="P7">Address immediately following the loaded program.</text:p>
          </table:table-cell>
        </table:table-row>
        <table:table-row>
          <table:table-cell table:style-name="Table4.A2" office:value-type="string">
            <text:p text:style-name="P8">0x254</text:p>
          </table:table-cell>
          <table:table-cell table:style-name="Table4.A2" office:value-type="string">
            <text:p text:style-name="P8">0x25F</text:p>
          </table:table-cell>
          <table:table-cell table:style-name="Table4.A2" office:value-type="string">
            <text:p text:style-name="P8">12</text:p>
          </table:table-cell>
          <table:table-cell table:style-name="Table4.A2" office:value-type="string">
            <text:p text:style-name="P5">iplmed.py</text:p>
          </table:table-cell>
          <table:table-cell table:style-name="Table4.E2" office:value-type="string">
            <text:p text:style-name="P7">Reserved. <text:s/>Set to 0x00</text:p>
          </table:table-cell>
        </table:table-row>
        <table:table-row>
          <table:table-cell table:style-name="Table4.A2" office:value-type="string">
            <text:p text:style-name="P8">0x260</text:p>
          </table:table-cell>
          <table:table-cell table:style-name="Table4.A2" office:value-type="string">
            <text:p text:style-name="P8">0x3FF</text:p>
          </table:table-cell>
          <table:table-cell table:style-name="Table4.A2" office:value-type="string">
            <text:p text:style-name="P8">416</text:p>
          </table:table-cell>
          <table:table-cell table:style-name="Table4.A2" office:value-type="string">
            <text:p text:style-name="P5">iplmed.py</text:p>
          </table:table-cell>
          <table:table-cell table:style-name="Table4.E2" office:value-type="string">
            <text:p text:style-name="P7">Reserved. <text:s/>Set to 0x00. (Note 4)</text:p>
          </table:table-cell>
        </table:table-row>
      </table:table>
      <text:p text:style-name="Text_20_body"/>
      <text:p text:style-name="P10">Note 1:</text:p>
      <text:p text:style-name="P13">If a program is directly loaded by the IPL function, this information will not be available. <text:s/>A program loaded by the IPL function must as its first instruction, save the IPL parameters if they are needed by the program.</text:p>
      <text:p text:style-name="P10">Note 2:</text:p>
      <text:p text:style-name="P12">The boot strap services parameter block allows a loader to provide services to the loaded program. <text:s/>The samples loaders do not use this field.</text:p>
      <text:p text:style-name="P15">Note 3:</text:p>
      <text:p text:style-name="P12">The FBA resident repository has not been developed. <text:s/>It is intended to be a simple read-only file system for loading programs. <text:s/>Its future is still in flux.</text:p>
      <text:p text:style-name="P15"><text:soft-page-break/>Note 4:</text:p>
      <text:p text:style-name="P12">The Hardware Abstraction Layer overlays this area of the IPLP when initialized.</text:p>
      <text:h text:style-name="Heading_20_2" text:outline-level="2">Program Interruption Handlers</text:h>
      <text:p text:style-name="Text_20_body">The basic program interrupt handler design provided by the <text:span text:style-name="T1">src/ihandler.S</text:span> makes use of the following areas within the prefix area. <text:s/>Starting locations are by default, they may be adjusted by the program. <text:s/>These locations are used for saving general registers 0 through 15 of the interrupted program. <text:s/>Bytes 0-63 are used in 32-bit architectures (with bytes 64-127 being ignored) and bytes 0-127 are used for 64-bit architectures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3">Start</text:p>
            </table:table-cell>
            <table:table-cell table:style-name="Table10.A1" office:value-type="string">
              <text:p text:style-name="P3">End</text:p>
            </table:table-cell>
            <table:table-cell table:style-name="Table10.A1" office:value-type="string">
              <text:p text:style-name="P3">Length</text:p>
            </table:table-cell>
            <table:table-cell table:style-name="Table10.D1" office:value-type="string">
              <text:p text:style-name="P3">Description</text:p>
            </table:table-cell>
          </table:table-row>
        </table:table-header-rows>
        <table:table-row>
          <table:table-cell table:style-name="Table10.A2" office:value-type="string">
            <text:p text:style-name="P8">0xD00</text:p>
          </table:table-cell>
          <table:table-cell table:style-name="Table10.A2" office:value-type="string">
            <text:p text:style-name="P8">0xD7F</text:p>
          </table:table-cell>
          <table:table-cell table:style-name="Table10.A2" office:value-type="string">
            <text:p text:style-name="P8">128</text:p>
          </table:table-cell>
          <table:table-cell table:style-name="Table10.D2" office:value-type="string">
            <text:p text:style-name="P7">Default external interrupt handler save area</text:p>
          </table:table-cell>
        </table:table-row>
        <table:table-row>
          <table:table-cell table:style-name="Table10.A2" office:value-type="string">
            <text:p text:style-name="P8">0xD80</text:p>
          </table:table-cell>
          <table:table-cell table:style-name="Table10.A2" office:value-type="string">
            <text:p text:style-name="P8">0xD8F</text:p>
          </table:table-cell>
          <table:table-cell table:style-name="Table10.A2" office:value-type="string">
            <text:p text:style-name="P8">128</text:p>
          </table:table-cell>
          <table:table-cell table:style-name="Table10.D2" office:value-type="string">
            <text:p text:style-name="P7">Default machine check interrupt handler save area</text:p>
          </table:table-cell>
        </table:table-row>
        <table:table-row>
          <table:table-cell table:style-name="Table10.A2" office:value-type="string">
            <text:p text:style-name="P17">0xE00</text:p>
          </table:table-cell>
          <table:table-cell table:style-name="Table10.A2" office:value-type="string">
            <text:p text:style-name="P8">0xE7F</text:p>
          </table:table-cell>
          <table:table-cell table:style-name="Table10.A2" office:value-type="string">
            <text:p text:style-name="P8">128</text:p>
          </table:table-cell>
          <table:table-cell table:style-name="Table10.D2" office:value-type="string">
            <text:p text:style-name="P7">Default input/output interrupt handler save area</text:p>
          </table:table-cell>
        </table:table-row>
        <table:table-row>
          <table:table-cell table:style-name="Table10.A2" office:value-type="string">
            <text:p text:style-name="P8">0xE80</text:p>
          </table:table-cell>
          <table:table-cell table:style-name="Table10.A2" office:value-type="string">
            <text:p text:style-name="P8">0xEFF</text:p>
          </table:table-cell>
          <table:table-cell table:style-name="Table10.A2" office:value-type="string">
            <text:p text:style-name="P8">128</text:p>
          </table:table-cell>
          <table:table-cell table:style-name="Table10.D2" office:value-type="string">
            <text:p text:style-name="P7">Default supervisor call interrupt handler save area</text:p>
          </table:table-cell>
        </table:table-row>
        <table:table-row>
          <table:table-cell table:style-name="Table10.A2" office:value-type="string">
            <text:p text:style-name="P8">0xF00</text:p>
          </table:table-cell>
          <table:table-cell table:style-name="Table10.A2" office:value-type="string">
            <text:p text:style-name="P8">0xF7F</text:p>
          </table:table-cell>
          <table:table-cell table:style-name="Table10.A2" office:value-type="string">
            <text:p text:style-name="P8">128</text:p>
          </table:table-cell>
          <table:table-cell table:style-name="Table10.D2" office:value-type="string">
            <text:p text:style-name="P7">Default program interrupt handler save area</text:p>
          </table:table-cell>
        </table:table-row>
        <table:table-row>
          <table:table-cell table:style-name="Table10.A2" office:value-type="string">
            <text:p text:style-name="P8">0xF80</text:p>
          </table:table-cell>
          <table:table-cell table:style-name="Table10.A2" office:value-type="string">
            <text:p text:style-name="P8">0xFFF</text:p>
          </table:table-cell>
          <table:table-cell table:style-name="Table10.A2" office:value-type="string">
            <text:p text:style-name="P8">128</text:p>
          </table:table-cell>
          <table:table-cell table:style-name="Table10.D2" office:value-type="string">
            <text:p text:style-name="P7">Default restart interrupt handler save area</text:p>
          </table:table-cell>
        </table:table-row>
      </table:table>
      <text:p text:style-name="Text_20_body"/>
      <text:p text:style-name="Text_20_body">All of the mechanisms used to manage and process interruptions reside within the program and are not described here. <text:s/>See <text:span text:style-name="T1">sample/ihandler/ih.S</text:span> for an example of how these mechanisms are used. <text:s/><text:span text:style-name="T1">src/ihandler.S</text:span> has an explanation of the use of the internal structures.</text:p>
      <text:h text:style-name="Heading_20_2" text:outline-level="2">Hardware Abstraction Layer <text:s/>(HAL) Areas</text:h>
      <text:p text:style-name="Text_20_body">The data located within the Hardware Abstraction Layer is mostly supplied by the running program during initialization. <text:s/>The Hardware Abstraction Layer area subsumes within it the IPLP area, portions of which will be overlaid with new information during HAL initialization.</text:p>
      <text:p text:style-name="Text_20_body">The following table describes the various portions of the HAL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3">Start</text:p>
            </table:table-cell>
            <table:table-cell table:style-name="Table5.A1" office:value-type="string">
              <text:p text:style-name="P3">End</text:p>
            </table:table-cell>
            <table:table-cell table:style-name="Table5.C1" office:value-type="string">
              <text:p text:style-name="P3">Description</text:p>
            </table:table-cell>
          </table:table-row>
        </table:table-header-rows>
        <table:table-row>
          <table:table-cell table:style-name="Table5.A2" office:value-type="string">
            <text:p text:style-name="P8">0x200</text:p>
          </table:table-cell>
          <table:table-cell table:style-name="Table5.A2" office:value-type="string">
            <text:p text:style-name="P8">0x25F</text:p>
          </table:table-cell>
          <table:table-cell table:style-name="Table5.C2" office:value-type="string">
            <text:p text:style-name="P7">Preserved IPL Preparation Area. <text:s/>See “IPLP Area” section</text:p>
          </table:table-cell>
        </table:table-row>
        <table:table-row>
          <table:table-cell table:style-name="Table5.A2" office:value-type="string">
            <text:p text:style-name="P17">0x260</text:p>
          </table:table-cell>
          <table:table-cell table:style-name="Table5.A2" office:value-type="string">
            <text:p text:style-name="P8">0x2BF</text:p>
          </table:table-cell>
          <table:table-cell table:style-name="Table5.C2" office:value-type="string">
            <text:p text:style-name="P7">IPL Environment Information Block (IEIB). <text:s/>See below.</text:p>
          </table:table-cell>
        </table:table-row>
        <table:table-row>
          <table:table-cell table:style-name="Table5.A2" office:value-type="string">
            <text:p text:style-name="P8">0x2C0</text:p>
          </table:table-cell>
          <table:table-cell table:style-name="Table5.A2" office:value-type="string">
            <text:p text:style-name="P8">0x5CF</text:p>
          </table:table-cell>
          <table:table-cell table:style-name="Table5.C2" office:value-type="string">
            <text:p text:style-name="P7">HAL interrupt handler structures. <text:s/>See below</text:p>
          </table:table-cell>
        </table:table-row>
        <table:table-row>
          <table:table-cell table:style-name="Table5.A2" office:value-type="string">
            <text:p text:style-name="P8">0x5D0</text:p>
          </table:table-cell>
          <table:table-cell table:style-name="Table5.A2" office:value-type="string">
            <text:p text:style-name="P8">0x7FF</text:p>
          </table:table-cell>
          <table:table-cell table:style-name="Table5.C2" office:value-type="string">
            <text:p text:style-name="P7">Reserved for future HAL use</text:p>
          </table:table-cell>
        </table:table-row>
        <table:table-row>
          <table:table-cell table:style-name="Table5.A2" office:value-type="string">
            <text:p text:style-name="P8">0x800</text:p>
          </table:table-cell>
          <table:table-cell table:style-name="Table5.A2" office:value-type="string">
            <text:p text:style-name="P8">0xFFF</text:p>
          </table:table-cell>
          <table:table-cell table:style-name="Table5.C2" office:value-type="string">
            <text:p text:style-name="P7">Reserved for program use</text:p>
          </table:table-cell>
        </table:table-row>
      </table:table>
      <text:p text:style-name="Text_20_body"/>
      <text:h text:style-name="Heading_20_3" text:outline-level="3"><text:soft-page-break/>IPL Environment Information Block (IEIB)</text:h>
      <text:p text:style-name="Text_20_body">Labels definitions for the IEIB are available in the file <text:span text:style-name="T1">src/hal/IEIB.S</text:span>. <text:s/>Initialization of the IEIB is performed using function calls. <text:s/>Before this can occur the program must establish a stack for use by the ABI. <text:s/>The total length of the IEIB is 96 (0x60) bytes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3">Start</text:p>
            </table:table-cell>
            <table:table-cell table:style-name="Table6.A1" office:value-type="string">
              <text:p text:style-name="P3">End</text:p>
            </table:table-cell>
            <table:table-cell table:style-name="Table6.A1" office:value-type="string">
              <text:p text:style-name="P3">Size</text:p>
            </table:table-cell>
            <table:table-cell table:style-name="Table6.A1" office:value-type="string">
              <text:p text:style-name="P3">Initialized</text:p>
            </table:table-cell>
            <table:table-cell table:style-name="Table6.E1" office:value-type="string">
              <text:p text:style-name="P3">Description</text:p>
            </table:table-cell>
          </table:table-row>
        </table:table-header-rows>
        <table:table-row>
          <table:table-cell table:style-name="Table6.A2" office:value-type="string">
            <text:p text:style-name="P8">0x260</text:p>
          </table:table-cell>
          <table:table-cell table:style-name="Table6.A2" office:value-type="string">
            <text:p text:style-name="P8">0x260</text:p>
          </table:table-cell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Running architecture:</text:p>
            <text:list xml:id="list1893194288" text:style-name="L4">
              <text:list-item>
                <text:p text:style-name="P32">0x08 – z/Architecture</text:p>
              </text:list-item>
              <text:list-item>
                <text:p text:style-name="P32">0x04 – ESA/390</text:p>
              </text:list-item>
            </text:list>
            <text:list xml:id="list1610511064" text:style-name="L5">
              <text:list-item>
                <text:p text:style-name="P33">0x02 – System/370 Extended Control Mode</text:p>
              </text:list-item>
              <text:list-item>
                <text:p text:style-name="P33">0x01 – System/370 Basic Control Mode</text:p>
              </text:list-item>
            </text:list>
          </table:table-cell>
        </table:table-row>
        <table:table-row>
          <table:table-cell table:style-name="Table6.A2" office:value-type="string">
            <text:p text:style-name="P8">0x261</text:p>
          </table:table-cell>
          <table:table-cell table:style-name="Table6.A2" office:value-type="string">
            <text:p text:style-name="P8">0x261</text:p>
          </table:table-cell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Available architectures. Uses the same bits as location 0x260.</text:p>
          </table:table-cell>
        </table:table-row>
        <table:table-row>
          <table:table-cell table:style-name="Table6.A2" office:value-type="string">
            <text:p text:style-name="P8">0x262</text:p>
          </table:table-cell>
          <table:table-cell table:style-name="Table6.A2" office:value-type="string">
            <text:p text:style-name="P8">0x262</text:p>
          </table:table-cell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Platform information</text:p>
            <text:p text:style-name="P7">Bits 0-3 - Platform</text:p>
            <text:list xml:id="list750803400" text:style-name="L6">
              <text:list-item>
                <text:p text:style-name="P34">0x0 – Physical</text:p>
              </text:list-item>
              <text:list-item>
                <text:p text:style-name="P34">0x1 – Hercules</text:p>
              </text:list-item>
              <text:list-item>
                <text:p text:style-name="P34">0x2 – Virtual machine</text:p>
              </text:list-item>
            </text:list>
            <text:p text:style-name="P7">Bits 4-7 – I/O Options</text:p>
            <text:list xml:id="list1528921724" text:style-name="L7">
              <text:list-item>
                <text:p text:style-name="P35">0x8 – DIAGNOSE X'8' available</text:p>
              </text:list-item>
              <text:list-item>
                <text:p text:style-name="P35">0x2 – Channel Subsystem I/O available</text:p>
              </text:list-item>
              <text:list-item>
                <text:p text:style-name="P35">0x1 – Channel I/O available </text:p>
              </text:list-item>
            </text:list>
            <text:p text:style-name="P7">Hardware is assumed unless Hercules or virtual machine are detected.</text:p>
          </table:table-cell>
        </table:table-row>
        <table:table-row>
          <table:table-cell table:style-name="Table6.A2" office:value-type="string">
            <text:p text:style-name="P8">0x263</text:p>
          </table:table-cell>
          <table:table-cell table:style-name="Table6.A2" office:value-type="string">
            <text:p text:style-name="P8">0x263</text:p>
          </table:table-cell>
          <table:table-cell table:style-name="Table6.A2" office:value-type="string">
            <text:p text:style-name="P8">1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18">IPL Device Type:</text:p>
            <text:list xml:id="list558346672" text:style-name="L8">
              <text:list-item>
                <text:p text:style-name="P36">0x80 – Count-Key-Data device</text:p>
              </text:list-item>
              <text:list-item>
                <text:p text:style-name="P36">0x40 – Fixed-block Architecture device</text:p>
              </text:list-item>
              <text:list-item>
                <text:p text:style-name="P36">0x01 – CDROM device</text:p>
              </text:list-item>
            </text:list>
          </table:table-cell>
        </table:table-row>
        <table:table-row>
          <table:table-cell table:style-name="Table6.A2" office:value-type="string">
            <text:p text:style-name="P8">0x264</text:p>
          </table:table-cell>
          <table:table-cell table:style-name="Table6.A2" office:value-type="string">
            <text:p text:style-name="P8">0x267</text:p>
          </table:table-cell>
          <table:table-cell table:style-name="Table6.A2" office:value-type="string">
            <text:p text:style-name="P8">4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IPL device identification (zeros implies CDROM IPL)</text:p>
          </table:table-cell>
        </table:table-row>
        <table:table-row>
          <table:table-cell table:style-name="Table6.A2" office:value-type="string">
            <text:p text:style-name="P8">0x268</text:p>
          </table:table-cell>
          <table:table-cell table:style-name="Table6.A2" office:value-type="string">
            <text:p text:style-name="P8">0x26F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EBCDIC LOADPARM data (ESA/390 or z/Architecture)</text:p>
          </table:table-cell>
        </table:table-row>
        <table:table-row>
          <table:table-cell table:style-name="Table6.A2" office:value-type="string">
            <text:p text:style-name="P8">0x270</text:p>
          </table:table-cell>
          <table:table-cell table:style-name="Table6.A2" office:value-type="string">
            <text:p text:style-name="P8">0x277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Installed main storage highest addressable byte</text:p>
          </table:table-cell>
        </table:table-row>
        <table:table-row>
          <table:table-cell table:style-name="Table6.A2" office:value-type="string">
            <text:p text:style-name="P8">0x278</text:p>
          </table:table-cell>
          <table:table-cell table:style-name="Table6.A2" office:value-type="string">
            <text:p text:style-name="P8">0x27F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CPU ID as provided by STIDP (System/370 only)</text:p>
          </table:table-cell>
        </table:table-row>
        <table:table-row>
          <table:table-cell table:style-name="Table6.A2" office:value-type="string">
            <text:p text:style-name="P8">0x280</text:p>
          </table:table-cell>
          <table:table-cell table:style-name="Table6.A2" office:value-type="string">
            <text:p text:style-name="P8">0x287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Address of SERVC control block page (ESA/390 or z/Architecture)</text:p>
            <text:p text:style-name="P7">The page is initialized with SCP information.</text:p>
          </table:table-cell>
        </table:table-row>
        <table:table-row>
          <table:table-cell table:style-name="Table6.A2" office:value-type="string">
            <text:p text:style-name="P8">0x288</text:p>
          </table:table-cell>
          <table:table-cell table:style-name="Table6.A2" office:value-type="string">
            <text:p text:style-name="P8">0x28F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Address of SYSIB 1.1.1 Basic Configuration Information (ESA/390 or z/Architecture)</text:p>
          </table:table-cell>
        </table:table-row>
        <table:table-row>
          <table:table-cell table:style-name="Table6.A2" office:value-type="string">
            <text:p text:style-name="P8">0x290</text:p>
          </table:table-cell>
          <table:table-cell table:style-name="Table6.A2" office:value-type="string">
            <text:p text:style-name="P8">0x297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Address of the Architecture Support Block. <text:s/>See <text:span text:style-name="T1">ASB.S</text:span>. <text:s/>(Note 1)</text:p>
          </table:table-cell>
        </table:table-row>
        <table:table-row>
          <table:table-cell table:style-name="Table6.A2" office:value-type="string">
            <text:p text:style-name="P8">0x298</text:p>
          </table:table-cell>
          <table:table-cell table:style-name="Table6.A2" office:value-type="string">
            <text:p text:style-name="P8">0x29F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Address of the HAL DTC</text:p>
          </table:table-cell>
        </table:table-row>
        <table:table-row>
          <table:table-cell table:style-name="Table6.A2" office:value-type="string">
            <text:p text:style-name="P8">0x2A0</text:p>
          </table:table-cell>
          <table:table-cell table:style-name="Table6.A2" office:value-type="string">
            <text:p text:style-name="P8">0x2A7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Address of the ASCII-to-EBCDIC translation table. See EBCDIC.S</text:p>
          </table:table-cell>
        </table:table-row>
        <table:table-row>
          <table:table-cell table:style-name="Table6.A2" office:value-type="string">
            <text:p text:style-name="P8">0x2A8</text:p>
          </table:table-cell>
          <table:table-cell table:style-name="Table6.A2" office:value-type="string">
            <text:p text:style-name="P8">0x2AF</text:p>
          </table:table-cell>
          <table:table-cell table:style-name="Table6.A2" office:value-type="string">
            <text:p text:style-name="P8">8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Address of the EBCDIC-to-ASCII translation table, See EBCDIC.S</text:p>
          </table:table-cell>
        </table:table-row>
        <table:table-row>
          <table:table-cell table:style-name="Table6.A2" office:value-type="string">
            <text:p text:style-name="P8">0x2B0</text:p>
          </table:table-cell>
          <table:table-cell table:style-name="Table6.A2" office:value-type="string">
            <text:p text:style-name="P8">0x2B1</text:p>
          </table:table-cell>
          <table:table-cell table:style-name="Table6.A2" office:value-type="string">
            <text:p text:style-name="P8">2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IPL CPU address</text:p>
          </table:table-cell>
        </table:table-row>
        <table:table-row>
          <table:table-cell table:style-name="Table6.A2" office:value-type="string">
            <text:p text:style-name="P8">0x2B2</text:p>
          </table:table-cell>
          <table:table-cell table:style-name="Table6.A2" office:value-type="string">
            <text:p text:style-name="P8">0x2B3</text:p>
          </table:table-cell>
          <table:table-cell table:style-name="Table6.A2" office:value-type="string">
            <text:p text:style-name="P8">2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IPL device number or address</text:p>
          </table:table-cell>
        </table:table-row>
        <table:table-row>
          <table:table-cell table:style-name="Table6.A2" office:value-type="string">
            <text:p text:style-name="P8">0x2B4</text:p>
          </table:table-cell>
          <table:table-cell table:style-name="Table6.A2" office:value-type="string">
            <text:p text:style-name="P8">0x2B7</text:p>
          </table:table-cell>
          <table:table-cell table:style-name="Table6.A2" office:value-type="string">
            <text:p text:style-name="P8">4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Console Device ID</text:p>
          </table:table-cell>
        </table:table-row>
        <table:table-row>
          <table:table-cell table:style-name="Table6.A2" office:value-type="string">
            <text:p text:style-name="P8">0x2B8</text:p>
          </table:table-cell>
          <table:table-cell table:style-name="Table6.A2" office:value-type="string">
            <text:p text:style-name="P8">0x2B9</text:p>
          </table:table-cell>
          <table:table-cell table:style-name="Table6.A2" office:value-type="string">
            <text:p text:style-name="P8">2</text:p>
          </table:table-cell>
          <table:table-cell table:style-name="Table6.A2" office:value-type="string">
            <text:p text:style-name="P5">hals.S</text:p>
          </table:table-cell>
          <table:table-cell table:style-name="Table6.E2" office:value-type="string">
            <text:p text:style-name="P7">Console device number or address</text:p>
          </table:table-cell>
        </table:table-row>
        <text:soft-page-break/>
        <table:table-row>
          <table:table-cell table:style-name="Table6.A2" office:value-type="string">
            <text:p text:style-name="P8">0x2BA</text:p>
          </table:table-cell>
          <table:table-cell table:style-name="Table6.A2" office:value-type="string">
            <text:p text:style-name="P8">0x2BF</text:p>
          </table:table-cell>
          <table:table-cell table:style-name="Table6.A2" office:value-type="string">
            <text:p text:style-name="P8">6</text:p>
          </table:table-cell>
          <table:table-cell table:style-name="Table6.A2" office:value-type="string">
            <text:p text:style-name="P5">--</text:p>
          </table:table-cell>
          <table:table-cell table:style-name="Table6.E2" office:value-type="string">
            <text:p text:style-name="P7">reserved for future use</text:p>
          </table:table-cell>
        </table:table-row>
      </table:table>
      <text:p text:style-name="Text_20_body"/>
      <text:p text:style-name="P10">Note 1:</text:p>
      <text:p text:style-name="P12">The Architecture Support Block is used by the HAL for interrupt handlers, low-level I/O operations and I/O abstractions. <text:s/>See <text:span text:style-name="T1">ASB.S</text:span><text:span text:style-name="T3"> for the contents of the Architecture Support Block. <text:s/>The HAL was designed for support of a single or multiple architectures by a program. <text:s/>Because the ASB is normally is part of the program, a globally accessible address is provided within the IEIB. <text:s/></text:span></text:p>
      <text:p text:style-name="P24">For additional details see:</text:p>
      <text:list xml:id="list303088723" text:style-name="L9">
        <text:list-item>
          <text:p text:style-name="P22"><text:span text:style-name="T1">src/hal/ihal.S</text:span><text:span text:style-name="T3"> for the interrupt handler abstractions and use of the ASB.</text:span></text:p>
        </text:list-item>
        <text:list-item>
          <text:p text:style-name="P22"><text:span text:style-name="T1">src/hal/ioal.S</text:span><text:span text:style-name="T3"> for the ABI functions provided by the abstraction,</text:span></text:p>
        </text:list-item>
        <text:list-item>
          <text:p text:style-name="P22"><text:span text:style-name="T1">src/hal/ioallo.S</text:span><text:span text:style-name="T3"> for the low-level architecture specific functions used by the abstraction, and</text:span></text:p>
        </text:list-item>
        <text:list-item>
          <text:p text:style-name="P22"><text:span text:style-name="T1">.LIOLO</text:span> structure defined in <text:span text:style-name="T1">src/hal/IEIB.S</text:span> for the structure used by the HAL I/O abstraction layer for each device. <text:s/>The <text:span text:style-name="T1">.LIOLO</text:span> structure may embedded in a separate structure designed to support logical operations on a device or may be separate.</text:p>
          <text:p text:style-name="P26">Note 2:</text:p>
        </text:list-item>
      </text:list>
      <text:p text:style-name="P12">Because the GNU binary utilities are ASCII-based, SATK is creates an ASCII environment. <text:s/>A set of translation tables are made available for global usage. <text:s/>The module <text:span text:style-name="T1">src/EBCDIC.S</text:span> provides a default set of ASCII/EBCDIC translation tables. <text:s/>Modify this file if the default tables do not satisfy local requirements.</text:p>
      <text:h text:style-name="Heading_20_3" text:outline-level="3">Interruption Related Control Blocks</text:h>
      <text:p text:style-name="P11">WARNING: This section documents the currently implemented HAL interruption mechanisms. <text:s/>It needs to be completely rewritten to utilize the architecture specific mechanisms provided by the module <text:span text:style-name="T1">src/ihandlers.S</text:span>. <text:s/>Due to inherent constraints, these areas and related software mechanisms are not recommended for program use.</text:p>
      <text:p text:style-name="Text_20_body">The design of the IBM mainframe systems requires some locations to be addressable without a base register during interrupt handling. <text:s/>These locations are defined by the module <text:span text:style-name="T1">src/hal/IHCB.S</text:span>. <text:s/>Each interruption class has a fixed location for its Interrupt Handler Control Block.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3">Start</text:p>
            </table:table-cell>
            <table:table-cell table:style-name="Table7.A1" office:value-type="string">
              <text:p text:style-name="P3">End</text:p>
            </table:table-cell>
            <table:table-cell table:style-name="Table7.C1" office:value-type="string">
              <text:p text:style-name="P3">Description</text:p>
            </table:table-cell>
          </table:table-row>
        </table:table-header-rows>
        <table:table-row>
          <table:table-cell table:style-name="Table7.A2" office:value-type="string">
            <text:p text:style-name="P8">0x2C0</text:p>
          </table:table-cell>
          <table:table-cell table:style-name="Table7.A2" office:value-type="string">
            <text:p text:style-name="P8">0x2DF</text:p>
          </table:table-cell>
          <table:table-cell table:style-name="Table7.C2" office:value-type="string">
            <text:p text:style-name="P7">External interruption class IHCB</text:p>
          </table:table-cell>
        </table:table-row>
        <table:table-row>
          <table:table-cell table:style-name="Table7.A2" office:value-type="string">
            <text:p text:style-name="P8">0x2E0</text:p>
          </table:table-cell>
          <table:table-cell table:style-name="Table7.A2" office:value-type="string">
            <text:p text:style-name="P8">0x2FF</text:p>
          </table:table-cell>
          <table:table-cell table:style-name="Table7.C2" office:value-type="string">
            <text:p text:style-name="P7">I/O interruption class IHCB</text:p>
          </table:table-cell>
        </table:table-row>
        <text:soft-page-break/>
        <table:table-row>
          <table:table-cell table:style-name="Table7.A2" office:value-type="string">
            <text:p text:style-name="P8">0x300</text:p>
          </table:table-cell>
          <table:table-cell table:style-name="Table7.A2" office:value-type="string">
            <text:p text:style-name="P8">0x31F</text:p>
          </table:table-cell>
          <table:table-cell table:style-name="Table7.C2" office:value-type="string">
            <text:p text:style-name="P7">Machine check interruption class IHCB</text:p>
          </table:table-cell>
        </table:table-row>
        <table:table-row>
          <table:table-cell table:style-name="Table7.A2" office:value-type="string">
            <text:p text:style-name="P8">0x320</text:p>
          </table:table-cell>
          <table:table-cell table:style-name="Table7.A2" office:value-type="string">
            <text:p text:style-name="P8">0x33F</text:p>
          </table:table-cell>
          <table:table-cell table:style-name="Table7.C2" office:value-type="string">
            <text:p text:style-name="P7">Program interruption class IHCB</text:p>
          </table:table-cell>
        </table:table-row>
        <table:table-row>
          <table:table-cell table:style-name="Table7.A2" office:value-type="string">
            <text:p text:style-name="P8">0x340</text:p>
          </table:table-cell>
          <table:table-cell table:style-name="Table7.A2" office:value-type="string">
            <text:p text:style-name="P8">0x35F</text:p>
          </table:table-cell>
          <table:table-cell table:style-name="Table7.C2" office:value-type="string">
            <text:p text:style-name="P7">Restart interruption class IHCB</text:p>
          </table:table-cell>
        </table:table-row>
        <table:table-row>
          <table:table-cell table:style-name="Table7.A2" office:value-type="string">
            <text:p text:style-name="P8">0x360</text:p>
          </table:table-cell>
          <table:table-cell table:style-name="Table7.A2" office:value-type="string">
            <text:p text:style-name="P8">0x37F</text:p>
          </table:table-cell>
          <table:table-cell table:style-name="Table7.C2" office:value-type="string">
            <text:p text:style-name="P7">Supervisor call interruption class IHCB</text:p>
          </table:table-cell>
        </table:table-row>
      </table:table>
      <text:p text:style-name="Text_20_body"/>
      <text:p text:style-name="Text_20_body">In addition to the standard locations of IHCB's for each interruption class, certain areas are shared between interrupt handlers. <text:s/>These are the shared interrupt handler entry/exit data and a single shared CPU state save area. <text:s/>The following fixed locations are used for these functions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3">Start</text:p>
            </table:table-cell>
            <table:table-cell table:style-name="Table9.A1" office:value-type="string">
              <text:p text:style-name="P3">End</text:p>
            </table:table-cell>
            <table:table-cell table:style-name="Table9.A1" office:value-type="string">
              <text:p text:style-name="P3">Length</text:p>
            </table:table-cell>
            <table:table-cell table:style-name="Table9.D1" office:value-type="string">
              <text:p text:style-name="P3">Description</text:p>
            </table:table-cell>
          </table:table-row>
        </table:table-header-rows>
        <table:table-row>
          <table:table-cell table:style-name="Table9.A2" office:value-type="string">
            <text:p text:style-name="P8">0x380</text:p>
          </table:table-cell>
          <table:table-cell table:style-name="Table9.A2" office:value-type="string">
            <text:p text:style-name="P8">0x38F</text:p>
          </table:table-cell>
          <table:table-cell table:style-name="Table9.A2" office:value-type="string">
            <text:p text:style-name="P8">16</text:p>
          </table:table-cell>
          <table:table-cell table:style-name="Table9.D2" office:value-type="string">
            <text:p text:style-name="P7">Active interrupt handler PSW.</text:p>
          </table:table-cell>
        </table:table-row>
        <table:table-row>
          <table:table-cell table:style-name="Table9.A2" office:value-type="string">
            <text:p text:style-name="P8">0x390</text:p>
          </table:table-cell>
          <table:table-cell table:style-name="Table9.A2" office:value-type="string">
            <text:p text:style-name="P8">0x39F</text:p>
          </table:table-cell>
          <table:table-cell table:style-name="Table9.A2" office:value-type="string">
            <text:p text:style-name="P8">16</text:p>
          </table:table-cell>
          <table:table-cell table:style-name="Table9.D2" office:value-type="string">
            <text:p text:style-name="P7">Interrupt handler exit PSW</text:p>
          </table:table-cell>
        </table:table-row>
        <table:table-row>
          <table:table-cell table:style-name="Table9.A2" office:value-type="string">
            <text:p text:style-name="P8">0x3A0</text:p>
          </table:table-cell>
          <table:table-cell table:style-name="Table9.A2" office:value-type="string">
            <text:p text:style-name="P8">0x3A7</text:p>
          </table:table-cell>
          <table:table-cell table:style-name="Table9.A2" office:value-type="string">
            <text:p text:style-name="P8">8</text:p>
          </table:table-cell>
          <table:table-cell table:style-name="Table9.D2" office:value-type="string">
            <text:p text:style-name="P7">HAL pointer to the active save area</text:p>
          </table:table-cell>
        </table:table-row>
        <table:table-row>
          <table:table-cell table:style-name="Table9.A2" office:value-type="string">
            <text:p text:style-name="P8">0x3A8</text:p>
          </table:table-cell>
          <table:table-cell table:style-name="Table9.A2" office:value-type="string">
            <text:p text:style-name="P8">0x3AF</text:p>
          </table:table-cell>
          <table:table-cell table:style-name="Table9.A2" office:value-type="string">
            <text:p text:style-name="P8">8</text:p>
          </table:table-cell>
          <table:table-cell table:style-name="Table9.D2" office:value-type="string">
            <text:p text:style-name="P7">HAL pointer to the interrupt handler ABI stack</text:p>
          </table:table-cell>
        </table:table-row>
        <table:table-row>
          <table:table-cell table:style-name="Table9.A2" office:value-type="string">
            <text:p text:style-name="P8">0x3B0</text:p>
          </table:table-cell>
          <table:table-cell table:style-name="Table9.A2" office:value-type="string">
            <text:p text:style-name="P8">0x3FF</text:p>
          </table:table-cell>
          <table:table-cell table:style-name="Table9.A2" office:value-type="string">
            <text:p text:style-name="P8">80</text:p>
          </table:table-cell>
          <table:table-cell table:style-name="Table9.D2" office:value-type="string">
            <text:p text:style-name="P7">reserved for future use</text:p>
          </table:table-cell>
        </table:table-row>
        <table:table-row>
          <table:table-cell table:style-name="Table9.A2" office:value-type="string">
            <text:p text:style-name="P8">0x400</text:p>
          </table:table-cell>
          <table:table-cell table:style-name="Table9.A2" office:value-type="string">
            <text:p text:style-name="P8">0x5C3</text:p>
          </table:table-cell>
          <table:table-cell table:style-name="Table9.A2" office:value-type="string">
            <text:p text:style-name="P8">452</text:p>
          </table:table-cell>
          <table:table-cell table:style-name="Table9.D2" office:value-type="string">
            <text:p text:style-name="P7">Initial save area</text:p>
          </table:table-cell>
        </table:table-row>
      </table:table>
      <text:p text:style-name="Text_20_body"/>
      <text:p text:style-name="Text_20_body">The next section describes the content of the IHCB</text:p>
      <text:h text:style-name="Heading_20_4" text:outline-level="4">Interruption Handler Control Block (IHCB)</text:h>
      <text:p text:style-name="Text_20_body">Each IHCB is 32 bytes in length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3">Hex. Dis.</text:p>
            </table:table-cell>
            <table:table-cell table:style-name="Table8.A1" office:value-type="string">
              <text:p text:style-name="P3">Dec. Dis.</text:p>
            </table:table-cell>
            <table:table-cell table:style-name="Table8.A1" office:value-type="string">
              <text:p text:style-name="P3">Length</text:p>
            </table:table-cell>
            <table:table-cell table:style-name="Table8.D1" office:value-type="string">
              <text:p text:style-name="P3">Description</text:p>
            </table:table-cell>
          </table:table-row>
        </table:table-header-rows>
        <table:table-row>
          <table:table-cell table:style-name="Table8.A2" office:value-type="string">
            <text:p text:style-name="P8">+0x0</text:p>
          </table:table-cell>
          <table:table-cell table:style-name="Table8.A2" office:value-type="string">
            <text:p text:style-name="P8">+0</text:p>
          </table:table-cell>
          <table:table-cell table:style-name="Table8.A2" office:value-type="string">
            <text:p text:style-name="P8">8</text:p>
          </table:table-cell>
          <table:table-cell table:style-name="Table8.D2" office:value-type="string">
            <text:p text:style-name="P7">HAL pointer to the active interrupt handler class function.</text:p>
          </table:table-cell>
        </table:table-row>
        <table:table-row>
          <table:table-cell table:style-name="Table8.A2" office:value-type="string">
            <text:p text:style-name="P8">+0x8</text:p>
          </table:table-cell>
          <table:table-cell table:style-name="Table8.A2" office:value-type="string">
            <text:p text:style-name="P8">+8</text:p>
          </table:table-cell>
          <table:table-cell table:style-name="Table8.A2" office:value-type="string">
            <text:p text:style-name="P8">16</text:p>
          </table:table-cell>
          <table:table-cell table:style-name="Table8.D2" office:value-type="string">
            <text:p text:style-name="P7">Temporary save area for general registers 7 and 8</text:p>
          </table:table-cell>
        </table:table-row>
        <table:table-row>
          <table:table-cell table:style-name="Table8.A2" office:value-type="string">
            <text:p text:style-name="P8">+0x18</text:p>
          </table:table-cell>
          <table:table-cell table:style-name="Table8.A2" office:value-type="string">
            <text:p text:style-name="P8">+24</text:p>
          </table:table-cell>
          <table:table-cell table:style-name="Table8.A2" office:value-type="string">
            <text:p text:style-name="P8">1</text:p>
          </table:table-cell>
          <table:table-cell table:style-name="Table8.D2" office:value-type="string">
            <text:p text:style-name="P7">Interrupt state flags</text:p>
            <text:list xml:id="list877002996" text:style-name="L10">
              <text:list-item>
                <text:p text:style-name="P37">0x01 – In-line wait active (not valid for all classes)</text:p>
              </text:list-item>
              <text:list-item>
                <text:p text:style-name="P37">0x02 – Handler function active</text:p>
              </text:list-item>
            </text:list>
          </table:table-cell>
        </table:table-row>
        <table:table-row>
          <table:table-cell table:style-name="Table8.A2" office:value-type="string">
            <text:p text:style-name="P8">+0x19</text:p>
          </table:table-cell>
          <table:table-cell table:style-name="Table8.A2" office:value-type="string">
            <text:p text:style-name="P8">+25</text:p>
          </table:table-cell>
          <table:table-cell table:style-name="Table8.A2" office:value-type="string">
            <text:p text:style-name="P8">7</text:p>
          </table:table-cell>
          <table:table-cell table:style-name="Table8.D2" office:value-type="string">
            <text:p text:style-name="P7">reserved for future use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/>
    <style:font-face style:name="Arial" svg:font-family="Arial"/>
    <style:font-face style:name="OpenSymbol" svg:font-family="OpenSymbol"/>
    <style:font-face style:name="Andale Mono" svg:font-family="'Andale Mono'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ATK for s390 – Standards, Conventions and Information</text:p>
      </style:header>
      <style:footer>
        <text:p text:style-name="MP2">Page <text:page-number text:select-page="current">9</text:page-number> of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6-18T10:32:13</meta:creation-date>
    <meta:generator>OpenOffice.org/3.0$Unix OpenOffice.org_project/300m21$Build-9319</meta:generator>
    <dc:date>2013-06-20T14:34:25</dc:date>
    <meta:editing-duration>PT14H23M35S</meta:editing-duration>
    <meta:editing-cycles>122</meta:editing-cycles>
    <meta:document-statistic meta:table-count="11" meta:image-count="0" meta:object-count="0" meta:page-count="11" meta:paragraph-count="525" meta:word-count="2904" meta:character-count="17902"/>
    <meta:user-defined meta:name="Info 1"/>
    <meta:user-defined meta:name="Info 2"/>
    <meta:user-defined meta:name="Info 3"/>
    <meta:user-defined meta:name="Info 4"/>
  </office:meta>
</office:document-meta>
</file>